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1" style:family="text"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T2" style:family="text">
      <style:text-properties fo:color="#bf00bf" style:font-name="Lucida Console" fo:font-size="9pt" style:font-name-asian="Lucida Console" style:font-size-asian="9pt" style:font-name-complex="Lucida Console" style:font-size-complex="9pt"/>
    </style:style>
    <style:style style:name="T3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T4" style:family="text">
      <style:text-properties fo:color="#00bfbf" style:font-name="Lucida Console" fo:font-size="9pt" style:font-name-asian="Lucida Console" style:font-size-asian="9pt" style:font-name-complex="Lucida Console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anaPa@LAPTOP-SU1HNRGN </text:span><text:span text:style-name="T2">MINGW64 </text:span><text:span text:style-name="T3">~/jimruns.github.io</text:span><text:span text:style-name="T4"> (master)</text:span></text:p>
      <text:p text:style-name="P2">$ git push</text:p>
      <text:p text:style-name="P2">Counting objects: 8, done.</text:p>
      <text:p text:style-name="P2">Delta compression using up to 4 threads.</text:p>
      <text:p text:style-name="P2">Compressing objects: 100% (8/8), done.</text:p>
      <text:p text:style-name="P2">Writing objects: 100% (8/8), 116.99 KiB | 3.34 MiB/s, done.</text:p>
      <text:p text:style-name="P2">Total 8 (delta 7), reused 0 (delta 0)</text:p>
      <text:p text:style-name="P2">remote: Resolving deltas: 100% (7/7), completed with 6 local objects.</text:p>
      <text:p text:style-name="P2">To https://github.com/jimruns/jimruns.github.io.git</text:p>
      <text:p text:style-name="P2"><text:s text:c="3"/>2d71f25..7441ded <text:s/>master -&gt; master</text:p>
      <text:p text:style-name="P2">error: update_ref failed for ref 'refs/remotes/origin/master': cannot lock ref 'refs/remotes/origin/master': unable to resolve reference 'refs/remotes/origin/master': reference broken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03-20T19:40:23.47</meta:creation-date>
    <meta:document-statistic meta:table-count="0" meta:image-count="0" meta:object-count="0" meta:page-count="1" meta:paragraph-count="11" meta:word-count="74" meta:character-count="609"/>
    <dc:date>2021-03-20T19:41:01.39</dc:date>
    <dc:creator>James Lombardi</dc:creator>
    <meta:editing-duration>PT39S</meta:editing-duration>
    <meta:editing-cycles>1</meta:editing-cycles>
    <meta:generator>OpenOffice/4.1.2$Win32 OpenOffice.org_project/412m3$Build-9782</meta:generator>
  </office:meta>
</office:document-meta>
</file>